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line-height="15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6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3cm" presentation:class="title" presentation:user-transformed="true">
          <draw:text-box>
            <text:p text:style-name="P1"><text:span text:style-name="T1">Aż sponad mórz</text:span><text:span text:style-name="T1"><text:line-break/></text:span><text:span text:style-name="T1">i szczytów gór</text:span><text:span text:style-name="T1"><text:line-break/></text:span><text:span text:style-name="T1">Twa miłość spływa</text:span><text:span text:style-name="T1"><text:line-break/></text:span><text:span text:style-name="T1">na mnie w dół</text:span><text:span text:style-name="T1"><text:line-break/></text:span><text:span text:style-name="T1">A ja otwieram serce me</text:span><text:span text:style-name="T1"><text:line-break/></text:span><text:span text:style-name="T1">Niech miłość Twa</text:span><text:span text:style-name="T1"><text:line-break/></text:span><text:span text:style-name="T1">uwolni m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Szczęśliwy jestem</text:span><text:span text:style-name="T1"><text:line-break/></text:span><text:span text:style-name="T1">w prawdzie tej</text:span><text:span text:style-name="T1"><text:line-break/></text:span><text:span text:style-name="T1">Do Ciebie wznoszę ręce swe</text:span><text:span text:style-name="T1"><text:line-break/></text:span><text:span text:style-name="T1">Chcę zawsze śpiewać</text:span><text:span text:style-name="T1"><text:line-break/></text:span><text:span text:style-name="T1">O Miłości Twojej Pa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5"><text:span text:style-name="T1">O miłości Twej</text:span><text:span text:style-name="T1"><text:line-break/></text:span><text:span text:style-name="T1">zawsze śpiewać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3-29T13:17:50</meta:creation-date>
    <dc:date>2013-04-20T23:37:46.64</dc:date>
    <dc:language>pl-PL</dc:language>
    <meta:editing-cycles>13</meta:editing-cycles>
    <meta:editing-duration>PT16M49S</meta:editing-duration>
    <dc:creator>Ziomal Mistrz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